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15.999cm" svg:height="8.999cm" svg:x="0.994cm" svg:y="0.1cm">
            <draw:object draw:notify-on-update-of-ranges="wykres.A1:wykres.A1000 wykres.B1:wykre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,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,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,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,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,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,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,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,6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,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,6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,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,6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,6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1</text:p>
          </table:table-cell>
        </table:table-row>
        <table:table-row table:style-name="ro1" table:number-rows-repeated="10475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21:41:58.515975844</dc:date>
    <meta:editing-duration>PT5M9S</meta:editing-duration>
    <meta:editing-cycles>1</meta:editing-cycles>
    <meta:generator>LibreOffice/6.4.7.2$Linux_X86_64 LibreOffice_project/40$Build-2</meta:generator>
    <meta:document-statistic meta:table-count="1" meta:cell-count="20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Zadanie 5</text:p>
        </chart:title>
        <chart:subtitle svg:x="7.255cm" svg:y="1.275cm" chart:style-name="ch3">
          <text:p>Wykres</text:p>
        </chart:subtitle>
        <chart:legend chart:legend-position="end" svg:x="13.552cm" svg:y="4.201cm" style:legend-expansion="high" chart:style-name="ch4"/>
        <chart:plot-area chart:style-name="ch5" table:cell-range-address="wykres.A1:wykres.B1000" svg:x="0.32cm" svg:y="2.138cm" svg:width="12.912cm" svg:height="6.682cm">
          <chartooo:coordinate-region svg:x="1.232cm" svg:y="2.338cm" svg:width="11.628cm" svg:height="5.83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wykres.B1:wykres.B1000" chart:class="chart:scatter">
            <chart:domain table:cell-range-address="wykres.A1:wykres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ykres.A1:wykres.A1000</svg:desc>
                </draw:g>
              </table:table-cell>
              <table:table-cell office:value-type="float" office:value="1">
                <text:p>1</text:p>
                <draw:g>
                  <svg:desc>wykres.B1:wykre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